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P1" style:family="paragraph" style:parent-style-name="Standard" style:list-style-name="L1"/>
    <text:list-style style:name="L1">
      <text:list-level-style-image text:level="1" xlink:href="Pictures/1000020000000010000000104191C4BD.gif" xlink:type="simple" xlink:show="embed" xlink:actuate="onLoad">
        <style:list-level-properties style:vertical-pos="middle" style:vertical-rel="line" fo:width="0.353cm" fo:height="0.353cm"/>
      </text:list-level-style-image>
    </text:list-style>
  </office:automatic-styles>
  <office:body>
    <office:text>
      <text:list text:style-name="L1">
        <text:list-item>
          <text:p text:style-name="P1">linked image list marker</text:p>
        </text:list-item>
        <text:list-item>
          <text:p text:style-name="P1">linked image list mark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8cm" fo:page-height="29.693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Meta Test Document</dc:title>
    <dc:description>A test document to test meta elements</dc:description>
    <dc:subject>Subject of the document</dc:subject>
    <meta:keyword>First keyword</meta:keyword>
    <meta:keyword>Second keyword</meta:keyword>
    <meta:keyword>Third keyword</meta:keyword>
    <dc:language>en-US</dc:language>
    <meta:editing-cycles>1</meta:editing-cycles>
    <meta:editing-duration>PT0S</meta:editing-duration>
    <meta:auto-reload xlink:href="/..." meta:delay="PT1M0S"/>
    <meta:template xlink:type="simple" xlink:actuate="onRequest" xlink:href="/..." xlink:title="Template name" meta:date="1999-10-15T10:11:12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48"/>
  </office:meta>
</office:document-meta>
</file>